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 Emoji" style:font-name-complex="Segoe UI Emoji"/>
    </style:style>
    <style:style style:name="T3" style:parent-style-name="Fuentedepárrafopredeter." style:family="text">
      <style:text-properties style:font-name="Segoe UI Emoji" style:font-name-complex="Segoe UI Emoji"/>
    </style:style>
    <style:style style:name="T4" style:parent-style-name="Fuentedepárrafopredeter." style:family="text">
      <style:text-properties style:font-name="Segoe UI Emoji" style:font-name-complex="Segoe UI Emoji"/>
    </style:style>
    <style:style style:name="T5" style:parent-style-name="Fuentedepárrafopredeter." style:family="text">
      <style:text-properties style:font-name="Segoe UI Emoji" style:font-name-complex="Segoe UI Emoji"/>
    </style:style>
  </office:automatic-styles>
  <office:body>
    <office:text text:use-soft-page-breaks="true">
      <text:p text:style-name="P1">Index menus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title&gt;Práctica de Menús&lt;/title&gt;</text:p>
      <text:p text:style-name="Normal">    &lt;link rel="stylesheet" href="menus.css"&gt;</text:p>
      <text:p text:style-name="Normal">&lt;/head&gt;</text:p>
      <text:p text:style-name="Normal">&lt;body&gt;</text:p>
      <text:p text:style-name="Normal">    &lt;!-- Menú Horizontal Básico --&gt;</text:p>
      <text:p text:style-name="Normal">    &lt;nav class="menu-horizontal"&gt;</text:p>
      <text:p text:style-name="Normal">        &lt;ul&gt;</text:p>
      <text:p text:style-name="Normal">            &lt;li&gt;&lt;a href="#"&gt;Inicio&lt;/a&gt;&lt;/li&gt;</text:p>
      <text:p text:style-name="Normal">            &lt;li&gt;&lt;a href="#"&gt;Servicios&lt;/a&gt;&lt;/li&gt;</text:p>
      <text:p text:style-name="Normal">            &lt;li&gt;&lt;a href="#"&gt;Productos&lt;/a&gt;&lt;/li&gt;</text:p>
      <text:p text:style-name="Normal">            &lt;li&gt;&lt;a href="#"&gt;Contacto&lt;/a&gt;&lt;/li&gt;</text:p>
      <text:p text:style-name="Normal">        &lt;/ul&gt;</text:p>
      <text:p text:style-name="Normal">    &lt;/nav&gt;</text:p>
      <text:p text:style-name="Normal"/>
      <text:p text:style-name="Normal">    &lt;!-- Menú Vertical con Submenús --&gt;</text:p>
      <text:p text:style-name="Normal">    &lt;nav class="menu-vertical"&gt;</text:p>
      <text:p text:style-name="Normal">        &lt;ul&gt;</text:p>
      <text:p text:style-name="Normal">            &lt;li&gt;&lt;a href="#"&gt;Inicio&lt;/a&gt;&lt;/li&gt;</text:p>
      <text:p text:style-name="Normal">            &lt;li&gt;</text:p>
      <text:p text:style-name="Normal">                &lt;a href="#"&gt;Categorías&lt;/a&gt;</text:p>
      <text:p text:style-name="Normal">                &lt;ul class="submenu"&gt;</text:p>
      <text:p text:style-name="Normal">                    &lt;li&gt;&lt;a href="#"&gt;Subcategoría 1&lt;/a&gt;&lt;/li&gt;</text:p>
      <text:soft-page-break/>
      <text:p text:style-name="Normal">                    &lt;li&gt;&lt;a href="#"&gt;Subcategoría 2&lt;/a&gt;&lt;/li&gt;</text:p>
      <text:p text:style-name="Normal">                    &lt;li&gt;&lt;a href="#"&gt;Subcategoría 3&lt;/a&gt;&lt;/li&gt;</text:p>
      <text:p text:style-name="Normal">                &lt;/ul&gt;</text:p>
      <text:p text:style-name="Normal">            &lt;/li&gt;</text:p>
      <text:p text:style-name="Normal">            &lt;li&gt;&lt;a href="#"&gt;Blog&lt;/a&gt;&lt;/li&gt;</text:p>
      <text:p text:style-name="Normal">            &lt;li&gt;&lt;a href="#"&gt;Contacto&lt;/a&gt;&lt;/li&gt;</text:p>
      <text:p text:style-name="Normal">        &lt;/ul&gt;</text:p>
      <text:p text:style-name="Normal">    &lt;/nav&gt;</text:p>
      <text:p text:style-name="Normal"/>
      <text:p text:style-name="Normal">    &lt;!-- Menú con Íconos --&gt;</text:p>
      <text:p text:style-name="Normal">    &lt;nav class="menu-iconos"&gt;</text:p>
      <text:p text:style-name="Normal">        &lt;ul&gt;</text:p>
      <text:p text:style-name="Normal">            &lt;li&gt;&lt;a href="#"&gt;<text:span text:style-name="T2">🏠</text:span><text:s/>Inicio&lt;/a&gt;&lt;/li&gt;</text:p>
      <text:p text:style-name="Normal">            &lt;li&gt;&lt;a href="#"&gt;<text:span text:style-name="T3">💼</text:span><text:s/>Servicios&lt;/a&gt;&lt;/li&gt;</text:p>
      <text:p text:style-name="Normal">            &lt;li&gt;&lt;a href="#"&gt;<text:span text:style-name="T4">🛒</text:span><text:s/>Productos&lt;/a&gt;&lt;/li&gt;</text:p>
      <text:p text:style-name="Normal">            &lt;li&gt;&lt;a href="#"&gt;<text:span text:style-name="T5">📞</text:span><text:s/>Contacto&lt;/a&gt;&lt;/li&gt;</text:p>
      <text:p text:style-name="Normal">        &lt;/ul&gt;</text:p>
      <text:p text:style-name="Normal">    &lt;/nav&gt;</text:p>
      <text:p text:style-name="Normal"/>
      <text:p text:style-name="Normal">    &lt;!-- Menú Horizontal Desplegable --&gt;</text:p>
      <text:p text:style-name="Normal">    &lt;nav class="menu-horizontal-desplegable"&gt;</text:p>
      <text:p text:style-name="Normal">        &lt;ul&gt;</text:p>
      <text:p text:style-name="Normal">            &lt;li&gt;&lt;a href="#"&gt;Inicio&lt;/a&gt;&lt;/li&gt;</text:p>
      <text:p text:style-name="Normal">            &lt;li&gt;</text:p>
      <text:p text:style-name="Normal">                &lt;a href="#"&gt;Servicios&lt;/a&gt;</text:p>
      <text:p text:style-name="Normal">                &lt;ul class="submenu"&gt;</text:p>
      <text:p text:style-name="Normal">                    &lt;li&gt;&lt;a href="#"&gt;Consultoría&lt;/a&gt;&lt;/li&gt;</text:p>
      <text:p text:style-name="Normal">                    &lt;li&gt;&lt;a href="#"&gt;Soporte&lt;/a&gt;&lt;/li&gt;</text:p>
      <text:soft-page-break/>
      <text:p text:style-name="Normal">                    &lt;li&gt;&lt;a href="#"&gt;Desarrollo&lt;/a&gt;&lt;/li&gt;</text:p>
      <text:p text:style-name="Normal">                &lt;/ul&gt;</text:p>
      <text:p text:style-name="Normal">            &lt;/li&gt;</text:p>
      <text:p text:style-name="Normal">            &lt;li&gt;&lt;a href="#"&gt;Productos&lt;/a&gt;&lt;/li&gt;</text:p>
      <text:p text:style-name="Normal">            &lt;li&gt;</text:p>
      <text:p text:style-name="Normal">                &lt;a href="#"&gt;Más&lt;/a&gt;</text:p>
      <text:p text:style-name="Normal">                &lt;ul class="submenu"&gt;</text:p>
      <text:p text:style-name="Normal">                    &lt;li&gt;&lt;a href="#"&gt;Blog&lt;/a&gt;&lt;/li&gt;</text:p>
      <text:p text:style-name="Normal">                    &lt;li&gt;&lt;a href="#"&gt;Noticias&lt;/a&gt;&lt;/li&gt;</text:p>
      <text:p text:style-name="Normal">                    &lt;li&gt;&lt;a href="#"&gt;Eventos&lt;/a&gt;&lt;/li&gt;</text:p>
      <text:p text:style-name="Normal">                &lt;/ul&gt;</text:p>
      <text:p text:style-name="Normal">            &lt;/li&gt;</text:p>
      <text:p text:style-name="Normal">        &lt;/ul&gt;</text:p>
      <text:p text:style-name="Normal">    &lt;/nav&gt;</text:p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31:00Z</meta:creation-date>
    <dc:date>2025-03-11T15:31:00Z</dc:date>
    <meta:template xlink:href="Normal" xlink:type="simple"/>
    <meta:editing-cycles>1</meta:editing-cycles>
    <meta:editing-duration>PT0S</meta:editing-duration>
    <meta:document-statistic meta:page-count="3" meta:paragraph-count="4" meta:word-count="341" meta:character-count="2217" meta:row-count="15" meta:non-whitespace-character-count="1880"/>
  </office:meta>
</office:document-meta>
</file>